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Servlet.doGe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Servlet.setBinding( Http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ervlet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ervlet.doPos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Servlet.createHttpBinding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ervlet.init( ServletConfig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